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141fa" officeooo:paragraph-rsid="001141f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2ac38" officeooo:paragraph-rsid="0012ac3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fo:font-weight="bold" officeooo:rsid="0017ee01" officeooo:paragraph-rsid="0017ee01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bold" officeooo:rsid="0018380b" officeooo:paragraph-rsid="0018380b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bold" officeooo:rsid="0024707f" officeooo:paragraph-rsid="0024707f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bold" officeooo:rsid="002814b9" officeooo:paragraph-rsid="002814b9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italic" fo:font-weight="bold" officeooo:rsid="001ef4ed" officeooo:paragraph-rsid="001ef4ed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officeooo:rsid="0010ff91" officeooo:paragraph-rsid="0010ff91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rsid="0012ac38" officeooo:paragraph-rsid="0012ac38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2ac38" officeooo:paragraph-rsid="0012ac38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weight="normal" officeooo:rsid="00154b27" officeooo:paragraph-rsid="00154b27" style:font-weight-asian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54b27" officeooo:paragraph-rsid="00154b27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officeooo:rsid="00154b27" officeooo:paragraph-rsid="00154b27" style:font-style-asian="normal" style:font-weight-asian="normal" style:font-style-complex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18380b" officeooo:paragraph-rsid="0018380b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18380b" officeooo:paragraph-rsid="0018380b" style:font-style-asian="normal" style:font-weight-asian="normal" style:font-style-complex="normal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94276" officeooo:paragraph-rsid="00194276" style:font-style-asian="normal" style:font-weight-asian="normal" style:font-style-complex="normal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b2eb3" officeooo:paragraph-rsid="001b2eb3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fo:font-weight="normal" officeooo:rsid="001b2eb3" officeooo:paragraph-rsid="001b2eb3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normal" officeooo:rsid="001d19fe" officeooo:paragraph-rsid="001d19fe" style:font-style-asian="normal" style:font-weight-asian="normal" style:font-style-complex="normal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1d20fe" officeooo:paragraph-rsid="001d20fe" style:font-style-asian="normal" style:font-weight-asian="normal" style:font-style-complex="normal" style:font-weight-complex="normal"/>
    </style:style>
    <style:style style:name="P21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1d20fe" officeooo:paragraph-rsid="001d20fe" style:font-style-asian="normal" style:font-weight-asian="normal" style:font-style-complex="normal" style:font-weight-complex="normal"/>
    </style:style>
    <style:style style:name="P22" style:family="paragraph" style:parent-style-name="Standard" style:list-style-name="L9">
      <style:paragraph-properties fo:text-align="start" style:justify-single-word="false"/>
      <style:text-properties fo:font-size="12pt" fo:font-style="normal" fo:font-weight="normal" officeooo:rsid="0020663f" officeooo:paragraph-rsid="0020663f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fo:font-weight="normal" officeooo:rsid="0020663f" officeooo:paragraph-rsid="0020663f" style:font-style-asian="normal" style:font-weight-asian="normal" style:font-style-complex="normal" style:font-weight-complex="normal"/>
    </style:style>
    <style:style style:name="P24" style:family="paragraph" style:parent-style-name="Standard" style:list-style-name="L9">
      <style:paragraph-properties fo:text-align="start" style:justify-single-word="false"/>
      <style:text-properties fo:font-size="12pt" fo:font-style="normal" fo:font-weight="normal" officeooo:rsid="0021f574" officeooo:paragraph-rsid="0021f574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fo:font-weight="normal" officeooo:rsid="0021f574" officeooo:paragraph-rsid="0021f574" style:font-style-asian="normal" style:font-weight-asian="normal" style:font-style-complex="normal" style:font-weight-complex="normal"/>
    </style:style>
    <style:style style:name="P26" style:family="paragraph" style:parent-style-name="Standard" style:list-style-name="L9">
      <style:paragraph-properties fo:text-align="start" style:justify-single-word="false"/>
      <style:text-properties fo:font-size="12pt" fo:font-style="normal" fo:font-weight="normal" officeooo:rsid="00228810" officeooo:paragraph-rsid="00228810" style:font-style-asian="normal" style:font-weight-asian="normal" style:font-style-complex="normal" style:font-weight-complex="normal"/>
    </style:style>
    <style:style style:name="P27" style:family="paragraph" style:parent-style-name="Standard" style:list-style-name="L11">
      <style:paragraph-properties fo:text-align="start" style:justify-single-word="false"/>
      <style:text-properties fo:font-size="12pt" fo:font-style="normal" fo:font-weight="normal" officeooo:rsid="0024e810" officeooo:paragraph-rsid="0024e810" style:font-style-asian="normal" style:font-weight-asian="normal" style:font-style-complex="normal" style:font-weight-complex="normal"/>
    </style:style>
    <style:style style:name="P28" style:family="paragraph" style:parent-style-name="Standard" style:list-style-name="L11">
      <style:paragraph-properties fo:text-align="start" style:justify-single-word="false"/>
      <style:text-properties fo:font-size="12pt" fo:font-style="normal" fo:font-weight="normal" officeooo:rsid="0024e810" officeooo:paragraph-rsid="0025feba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fo:font-weight="normal" officeooo:rsid="0025feba" officeooo:paragraph-rsid="0025feba" style:font-style-asian="normal" style:font-weight-asian="normal" style:font-style-complex="normal" style:font-weight-complex="normal"/>
    </style:style>
    <style:style style:name="P30" style:family="paragraph" style:parent-style-name="Standard" style:list-style-name="L11">
      <style:paragraph-properties fo:text-align="start" style:justify-single-word="false"/>
      <style:text-properties fo:font-size="12pt" fo:font-style="normal" fo:font-weight="normal" officeooo:rsid="0025feba" officeooo:paragraph-rsid="0025feba" style:font-style-asian="normal" style:font-weight-asian="normal" style:font-style-complex="normal" style:font-weight-complex="normal"/>
    </style:style>
    <style:style style:name="P31" style:family="paragraph" style:parent-style-name="Standard" style:list-style-name="L13">
      <style:paragraph-properties fo:text-align="start" style:justify-single-word="false"/>
      <style:text-properties fo:font-size="12pt" fo:font-style="normal" fo:font-weight="normal" officeooo:rsid="00263dec" officeooo:paragraph-rsid="00263dec" style:font-style-asian="normal" style:font-weight-asian="normal" style:font-style-complex="normal" style:font-weight-complex="normal"/>
    </style:style>
    <style:style style:name="P32" style:family="paragraph" style:parent-style-name="Standard" style:list-style-name="L14">
      <style:paragraph-properties fo:text-align="start" style:justify-single-word="false"/>
      <style:text-properties fo:font-size="12pt" fo:font-style="normal" fo:font-weight="normal" officeooo:rsid="002814b9" officeooo:paragraph-rsid="002814b9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style="normal" fo:font-weight="normal" officeooo:rsid="002814b9" officeooo:paragraph-rsid="002814b9" style:font-style-asian="normal" style:font-weight-asian="normal" style:font-style-complex="normal" style:font-weight-complex="normal"/>
    </style:style>
    <style:style style:name="P34" style:family="paragraph" style:parent-style-name="Standard" style:list-style-name="L15">
      <style:paragraph-properties fo:text-align="start" style:justify-single-word="false"/>
      <style:text-properties fo:font-size="12pt" fo:font-style="normal" fo:font-weight="normal" officeooo:rsid="002a14a6" officeooo:paragraph-rsid="002a14a6" style:font-style-asian="normal" style:font-weight-asian="normal" style:font-style-complex="normal" style:font-weight-complex="normal"/>
    </style:style>
    <style:style style:name="P35" style:family="paragraph" style:parent-style-name="Standard" style:list-style-name="L11">
      <style:paragraph-properties fo:text-align="start" style:justify-single-word="false"/>
      <style:text-properties fo:font-size="12pt" fo:font-style="normal" fo:font-weight="bold" officeooo:rsid="0025feba" officeooo:paragraph-rsid="0025feba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style="normal" fo:font-weight="bold" officeooo:rsid="0025feba" officeooo:paragraph-rsid="0025feba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style="normal" fo:font-weight="bold" officeooo:rsid="00261631" officeooo:paragraph-rsid="00261631" style:font-style-asian="normal" style:font-weight-asian="bold" style:font-style-complex="normal" style:font-weight-complex="bold"/>
    </style:style>
    <style:style style:name="P38" style:family="paragraph" style:parent-style-name="Standard" style:list-style-name="L3">
      <style:paragraph-properties fo:text-align="start" style:justify-single-word="false"/>
      <style:text-properties fo:font-size="12pt" fo:font-style="italic" fo:font-weight="normal" officeooo:rsid="0018380b" officeooo:paragraph-rsid="0018380b" style:font-style-asian="italic" style:font-weight-asian="normal" style:font-style-complex="italic" style:font-weight-complex="normal"/>
    </style:style>
    <style:style style:name="P39" style:family="paragraph" style:parent-style-name="Standard" style:list-style-name="L7">
      <style:paragraph-properties fo:text-align="start" style:justify-single-word="false"/>
      <style:text-properties fo:font-size="12pt" fo:font-style="italic" fo:font-weight="normal" officeooo:rsid="001d20fe" officeooo:paragraph-rsid="001d20fe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style="italic" fo:font-weight="normal" officeooo:rsid="001d20fe" officeooo:paragraph-rsid="001d20fe" style:font-style-asian="italic" style:font-weight-asian="normal" style:font-style-complex="italic" style:font-weight-complex="normal"/>
    </style:style>
    <style:style style:name="P41" style:family="paragraph" style:parent-style-name="Standard" style:list-style-name="L8">
      <style:paragraph-properties fo:text-align="start" style:justify-single-word="false"/>
      <style:text-properties fo:font-size="12pt" fo:font-style="italic" fo:font-weight="normal" officeooo:rsid="001f1683" officeooo:paragraph-rsid="001f1683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style="italic" fo:font-weight="normal" officeooo:rsid="001f1683" officeooo:paragraph-rsid="001f1683" style:font-style-asian="italic" style:font-weight-asian="normal" style:font-style-complex="italic" style:font-weight-complex="normal"/>
    </style:style>
    <style:style style:name="P43" style:family="paragraph" style:parent-style-name="Standard" style:list-style-name="L9">
      <style:paragraph-properties fo:text-align="start" style:justify-single-word="false"/>
      <style:text-properties fo:font-size="12pt" fo:font-style="italic" fo:font-weight="normal" officeooo:rsid="00228810" officeooo:paragraph-rsid="00228810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style="italic" fo:font-weight="normal" officeooo:rsid="00228810" officeooo:paragraph-rsid="00228810" style:font-style-asian="italic" style:font-weight-asian="normal" style:font-style-complex="italic" style:font-weight-complex="normal"/>
    </style:style>
    <style:style style:name="P45" style:family="paragraph" style:parent-style-name="Standard" style:list-style-name="L9">
      <style:paragraph-properties fo:text-align="start" style:justify-single-word="false"/>
      <style:text-properties officeooo:paragraph-rsid="0020663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bfb16"/>
    </style:style>
    <style:style style:name="T7" style:family="text">
      <style:text-properties fo:font-size="12pt" fo:font-style="normal" fo:font-weight="normal" officeooo:rsid="0020663f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Rails - Routing - 2</text:p>
      <text:p text:style-name="P8"/>
      <text:p text:style-name="P1">Purpose of the Rails Router</text:p>
      <text:list xml:id="list638517608" text:style-name="L1">
        <text:list-item>
          <text:p text:style-name="P9">The Rails router recognizes URLs and dispatches them to a controller's action.</text:p>
        </text:list-item>
        <text:list-item>
          <text:p text:style-name="P9">It can also generate paths and URLs, avoiding the need to hardcode strings in your views.</text:p>
        </text:list-item>
      </text:list>
      <text:p text:style-name="P10"/>
      <text:p text:style-name="P2">Action of the Router</text:p>
      <text:list xml:id="list557151952" text:style-name="L2">
        <text:list-item>
          <text:p text:style-name="P11">Rails get an incoming request: <text:span text:style-name="T2">GET /patients/17</text:span></text:p>
        </text:list-item>
        <text:list-item>
          <text:p text:style-name="P12">It asks router to match it to controller action: <text:span text:style-name="T2">get '/patients/:id', to: 'patients#show'</text:span></text:p>
        </text:list-item>
        <text:list-item>
          <text:p text:style-name="P12">The request is dispatched to the <text:span text:style-name="T2">patients</text:span> controller's <text:span text:style-name="T2">show</text:span> action with { id: '17' } in <text:span text:style-name="T2">params</text:span>.</text:p>
        </text:list-item>
      </text:list>
      <text:p text:style-name="P13"/>
      <text:p text:style-name="P3">Generating Paths and URLs from Code</text:p>
      <text:list xml:id="list1303260049" text:style-name="L3">
        <text:list-item>
          <text:p text:style-name="P14">You can generate paths and URLs. if you add <text:span text:style-name="T3">as: </text:span>to the route. </text:p>
          <text:list>
            <text:list-item>
              <text:list>
                <text:list-item>
                  <text:p text:style-name="P38">get '/patients/:id', to: 'patients#show', as: 'patient'</text:p>
                </text:list-item>
              </text:list>
            </text:list-item>
            <text:list-item>
              <text:p text:style-name="P14">In your controller, it must contain:</text:p>
              <text:list>
                <text:list-item>
                  <text:p text:style-name="P38">@patient = Patient.find(params[:id])</text:p>
                </text:list-item>
              </text:list>
            </text:list-item>
            <text:list-item>
              <text:p text:style-name="P14">In your view, it contains:</text:p>
              <text:list>
                <text:list-item>
                  <text:p text:style-name="P38">&lt;%= link_to 'Patient Record', patient_path(@patient) %&gt;</text:p>
                </text:list-item>
              </text:list>
            </text:list-item>
          </text:list>
        </text:list-item>
        <text:list-item>
          <text:p text:style-name="P14">The router will generate the path <text:span text:style-name="T2">/patients/17</text:span> which reduces the brittleness of the view and makes code easier to undestand.</text:p>
        </text:list-item>
      </text:list>
      <text:p text:style-name="P15"/>
      <text:p text:style-name="P4">Resource Routing</text:p>
      <text:list xml:id="list1082632828" text:style-name="L4">
        <text:list-item>
          <text:p text:style-name="P16">A call to <text:span text:style-name="T2">resources</text:span> can declare all routes necessary for following the RESTful structure.</text:p>
        </text:list-item>
        <text:list-item>
          <text:p text:style-name="P17">Rail Routes are matched in the order they are specified.</text:p>
          <text:list>
            <text:list-item>
              <text:p text:style-name="P17">i.e. <text:span text:style-name="T3">resources :photos</text:span><text:span text:style-name="T1"> </text:span>will be matched first above<text:span text:style-name="T6"> a:</text:span> <text:span text:style-name="T3">get 'photos/poll'</text:span></text:p>
            </text:list-item>
          </text:list>
        </text:list-item>
      </text:list>
      <text:p text:style-name="P18"/>
      <text:p text:style-name="P19"><text:tab/><text:span text:style-name="T1">Singular Resources</text:span></text:p>
      <text:list xml:id="list1449599133" text:style-name="L6">
        <text:list-item>
          <text:p text:style-name="P20">When you have a resource that a client always looks up without reference an ID, you can use a singular resource to map <text:span text:style-name="T2">/profile</text:span> rather than <text:span text:style-name="T2">/profile/:id</text:span>.</text:p>
        </text:list-item>
      </text:list>
      <text:list xml:id="list2471292190" text:style-name="L7">
        <text:list-item>
          <text:p text:style-name="P21">Singular resources map to plural controllers.</text:p>
          <text:list>
            <text:list-item>
              <text:p text:style-name="P39">resource :photo <text:span text:style-name="T4">AND </text:span>resource :photos<text:span text:style-name="T4"> creates both singular and plural routes that map to the same controller.</text:span></text:p>
            </text:list-item>
          </text:list>
        </text:list-item>
      </text:list>
      <text:p text:style-name="P40"><text:span text:style-name="T4"/></text:p>
      <text:p text:style-name="P7"><text:span text:style-name="T4">Controller Namespaces and Routing</text:span></text:p>
      <text:list xml:id="list2361949819" text:style-name="L8">
        <text:list-item>
          <text:p text:style-name="P41"><text:span text:style-name="T4">You may want to group a selected number of controllers under a certain category. You can route to such a group by using the </text:span><text:span text:style-name="T1">namespace</text:span><text:span text:style-name="T4"> block.</text:span></text:p>
          <text:list>
            <text:list-item>
              <text:p text:style-name="P41"><text:span text:style-name="T4">ex. </text:span>namespace :admin do</text:p>
              <text:list>
                <text:list-item>
                  <text:list>
                    <text:list-header>
                      <text:p text:style-name="P41">resources :articles, :comments</text:p>
                    </text:list-header>
                  </text:list>
                </text:list-item>
              </text:list>
            </text:list-item>
          </text:list>
        </text:list-item>
      </text:list>
      <text:p text:style-name="P42"><text:tab/><text:tab/>end</text:p>
      <text:list xml:id="list1532609899" text:style-name="L9">
        <text:list-item>
          <text:p text:style-name="P45"><text:span text:style-name="T7">This creates routes for Admin::ArticlesController</text:span></text:p>
          <text:list>
            <text:list-item>
              <text:p text:style-name="P22">path: /admin/articles</text:p>
            </text:list-item>
            <text:list-item>
              <text:p text:style-name="P22">controller#action: admin/articles#index</text:p>
            </text:list-item>
          </text:list>
        </text:list-item>
      </text:list>
      <text:p text:style-name="P23"/>
      <text:list xml:id="list144347484066398" text:continue-numbering="true" text:style-name="L9">
        <text:list-item>
          <text:p text:style-name="P24">You can specify a module with a scope block:</text:p>
          <text:list>
            <text:list-item>
              <text:p text:style-name="P24">scope module: 'admin' do ... end</text:p>
            </text:list-item>
          </text:list>
        </text:list-item>
      </text:list>
      <text:p text:style-name="P25"/>
      <text:list xml:id="list144347757789598" text:continue-numbering="true" text:style-name="L9">
        <text:list-item>
          <text:p text:style-name="P26">This can be also done with single routes</text:p>
          <text:list>
            <text:list-item>
              <text:p text:style-name="P43"><text:soft-page-break/>resources :articles, path: '/admin/articles'</text:p>
            </text:list-item>
          </text:list>
        </text:list-item>
      </text:list>
      <text:p text:style-name="P44"/>
      <text:p text:style-name="P5">Nested Resources</text:p>
      <text:list xml:id="list1558775340" text:style-name="L11">
        <text:list-item>
          <text:p text:style-name="P27">Nested routes allow you to capture this relationship in your routing.</text:p>
          <text:list>
            <text:list-item>
              <text:p text:style-name="P27">ex. <text:span text:style-name="T2">resources :magazines do</text:span></text:p>
              <text:list>
                <text:list-item>
                  <text:list>
                    <text:list-header>
                      <text:p text:style-name="P28"><text:span text:style-name="T2">resources :ads</text:span></text:p>
                    </text:list-header>
                  </text:list>
                  <text:p text:style-name="P28"><text:span text:style-name="T2">end</text:span></text:p>
                </text:list-item>
              </text:list>
            </text:list-item>
            <text:list-item>
              <text:p text:style-name="P30"><text:span text:style-name="T2">This declaration will also route ads to an AdsController.</text:span></text:p>
            </text:list-item>
            <text:list-item>
              <text:p text:style-name="P30"><text:span text:style-name="T2">The ad URLS require a magazine.</text:span></text:p>
            </text:list-item>
          </text:list>
        </text:list-item>
        <text:list-item>
          <text:p text:style-name="P30">It is possible to nest resources within other resources, but will require you to specify objects at all levels.</text:p>
        </text:list-item>
        <text:list-item>
          <text:p text:style-name="P35">Best pratice: <text:span text:style-name="T5">Resources should never be nested more than 1 level deep.</text:span></text:p>
        </text:list-item>
      </text:list>
      <text:p text:style-name="P36"><text:span text:style-name="T5"/></text:p>
      <text:p text:style-name="P37"><text:span text:style-name="T5"><text:tab/></text:span>Shallow Nesting</text:p>
      <text:list xml:id="list329494463" text:style-name="L13">
        <text:list-item>
          <text:p text:style-name="P31">To avoid deep nesting, generate the collection actions scoped under the parent.</text:p>
          <text:list>
            <text:list-item>
              <text:p text:style-name="P31">Only build routes with the minimal amount of information to uniquely identify the resource.</text:p>
            </text:list-item>
            <text:list-item>
              <text:p text:style-name="P31">ex. <text:span text:style-name="T2">resource :articles do</text:span></text:p>
              <text:list>
                <text:list-item>
                  <text:list>
                    <text:list-header>
                      <text:p text:style-name="P31"><text:span text:style-name="T2">resources: comments, only: [:index, :new, :create]</text:span></text:p>
                    </text:list-header>
                  </text:list>
                  <text:p text:style-name="P31"><text:span text:style-name="T2">end</text:span></text:p>
                  <text:p text:style-name="P31"><text:span text:style-name="T2">resources :comments, only: [:show, :edit, :update, :destroy]</text:span></text:p>
                  <text:p text:style-name="P31"><text:span text:style-name="T2"/></text:p>
                </text:list-item>
              </text:list>
            </text:list-item>
            <text:list-item>
              <text:p text:style-name="P31">This is a balance between descriptive routes and deep nesting.</text:p>
            </text:list-item>
          </text:list>
        </text:list-item>
        <text:list-item>
          <text:p text:style-name="P31">The <text:span text:style-name="T2">:shallow</text:span> method of the DSL creates a scope inside of which every nesting is shallow.</text:p>
        </text:list-item>
      </text:list>
      <text:p text:style-name="P29"/>
      <text:p text:style-name="P6">Routing Concerns</text:p>
      <text:list xml:id="list3187324925" text:style-name="L14">
        <text:list-item>
          <text:p text:style-name="P32">Routing Concerns allow you to declare common routes that can be reused inside other resources and routes</text:p>
          <text:list>
            <text:list-item>
              <text:p text:style-name="P32">Use a concern block to define a concern.</text:p>
            </text:list-item>
          </text:list>
        </text:list-item>
      </text:list>
      <text:p text:style-name="P33"/>
      <text:p text:style-name="P6">Creating Paths and URLs from Objects</text:p>
      <text:list xml:id="list2722537315" text:style-name="L15">
        <text:list-item>
          <text:p text:style-name="P34">Rails can create paths and URLs from an array of parameters.</text:p>
        </text:list-item>
        <text:list-item>
          <text:p text:style-name="P34">When using <text:span text:style-name="T2">magazine_ad_path</text:span>, you can pass instances of Magazine and Ad instead of the numeric id.</text:p>
        </text:list-item>
        <text:list-item>
          <text:p text:style-name="P34">You can also use <text:span text:style-name="T2">url_for</text:span> with a set of objects, and Rails will determine which route you want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62" meta:word-count="573" meta:character-count="3320" meta:non-whitespace-character-count="2853"/>
  </office:meta>
</office:document-meta>
</file>